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1C2708ECFD979D8BF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0.057cm" svg:x="0.601cm" svg:y="5.943cm">
          <draw:image xlink:href="Pictures/1000000000000352000001C2708ECFD979D8BFA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0T19:27:52.600000000</dc:date>
    <meta:editing-duration>PT20S</meta:editing-duration>
    <meta:editing-cycles>1</meta:editing-cycles>
    <meta:document-statistic meta:object-count="1"/>
    <meta:generator>LibreOffice/5.3.2.2$Windows_x86 LibreOffice_project/6cd4f1ef626f15116896b1d8e1398b56da0d0ee1</meta:generator>
  </office:meta>
</office:document-meta>
</file>